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, Courier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17.59cm" style:rel-width="100%" table:align="left"/>
    </style:style>
    <style:style style:name="Table1.A" style:family="table-column">
      <style:table-column-properties style:column-width="7.86cm" style:rel-column-width="29284*"/>
    </style:style>
    <style:style style:name="Table1.B" style:family="table-column">
      <style:table-column-properties style:column-width="9.73cm" style:rel-column-width="36250*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0.747cm" table:align="left"/>
    </style:style>
    <style:style style:name="Table2.A" style:family="table-column">
      <style:table-column-properties style:column-width="0.372cm"/>
    </style:style>
    <style:style style:name="Table2.B" style:family="table-column">
      <style:table-column-properties style:column-width="10.375cm"/>
    </style:style>
    <style:style style:name="Table2.A1" style:family="table-cell">
      <style:table-cell-properties fo:padding="0cm" fo:border="none"/>
    </style:style>
    <style:style style:name="Table2.B1" style:family="table-cell">
      <style:table-cell-properties fo:padding="0.049cm" fo:border="none"/>
    </style:style>
    <style:style style:name="P1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letter-spacing="normal" fo:font-style="normal" fo:font-weight="normal"/>
    </style:style>
    <style:style style:name="P2" style:family="paragraph" style:parent-style-name="Heading_20_3">
      <style:paragraph-properties fo:margin-left="0cm" fo:margin-right="0cm" fo:orphans="2" fo:widows="2" fo:text-indent="0cm" style:auto-text-indent="false"/>
      <style:text-properties fo:font-variant="normal" fo:text-transform="none" fo:color="#595959" loext:opacity="100%" style:font-name="sans-serif" fo:font-size="14pt" fo:letter-spacing="normal" fo:font-style="normal" fo:font-weight="normal" officeooo:rsid="000c8da4" officeooo:paragraph-rsid="000c8da4" style:font-name-asian="Songti SC" style:font-size-asian="14pt" style:font-weight-asian="bold" style:font-name-complex="Arial Unicode MS" style:font-size-complex="14pt" style:font-weight-complex="bold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7.30000019073486pt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font-size="7.30000019073486pt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7.30000019073486pt" fo:letter-spacing="normal" fo:font-style="normal" fo:font-weight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24pt" fo:letter-spacing="normal" fo:font-style="normal" fo:font-weight="normal" officeooo:rsid="000ab7f5" officeooo:paragraph-rsid="000ab7f5"/>
    </style:style>
    <style:style style:name="P7" style:family="paragraph" style:parent-style-name="Heading_20_2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24pt" fo:letter-spacing="normal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0ab7f5" officeooo:paragraph-rsid="000ab7f5" style:font-size-asian="11pt" style:font-size-complex="11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0dc7f1" officeooo:paragraph-rsid="000dc7f1" style:font-size-asian="11pt" style:font-size-complex="11pt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1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font-size="9pt" fo:letter-spacing="normal" fo:font-style="normal" fo:font-weight="normal" style:font-size-asian="9pt" style:font-size-complex="9pt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17" style:family="paragraph" style:parent-style-name="Preformatted_20_Text">
      <style:paragraph-properties fo:orphans="2" fo:widows="2"/>
    </style:style>
    <style:style style:name="P18" style:family="paragraph" style:parent-style-name="Table_20_Contents">
      <style:text-properties style:font-name="sans-serif" fo:font-size="10pt"/>
    </style:style>
    <style:style style:name="P19" style:family="paragraph" style:parent-style-name="Preformatted_20_Text">
      <style:paragraph-properties fo:orphans="2" fo:widows="2"/>
      <style:text-properties fo:font-size="9pt" style:font-size-asian="9pt" style:font-size-complex="9pt"/>
    </style:style>
    <style:style style:name="P20" style:family="paragraph" style:parent-style-name="Text_20_body">
      <style:paragraph-properties fo:margin-left="0cm" fo:margin-right="0cm" fo:orphans="2" fo:widows="2" fo:text-indent="0cm" style:auto-text-indent="false"/>
      <style:text-properties officeooo:rsid="000c8da4" officeooo:paragraph-rsid="000c8da4"/>
    </style:style>
    <style:style style:name="P2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0c8da4" officeooo:paragraph-rsid="000c8da4" style:font-size-asian="11pt" style:font-size-complex="11pt"/>
    </style:style>
    <style:style style:name="P2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sans-serif" fo:font-size="11pt" fo:letter-spacing="normal" fo:font-style="normal" fo:font-weight="normal" officeooo:rsid="000dc7f1" officeooo:paragraph-rsid="000dc7f1" style:font-size-asian="11pt" style:font-size-complex="11pt"/>
    </style:style>
    <style:style style:name="P23" style:family="paragraph" style:parent-style-name="Table_20_Contents">
      <style:paragraph-properties fo:text-align="end" style:justify-single-word="false"/>
      <style:text-properties style:font-name="Liberation Sans" fo:font-size="10pt" officeooo:rsid="000f3c88" officeooo:paragraph-rsid="000f3c88"/>
    </style:style>
    <style:style style:name="P24" style:family="paragraph" style:parent-style-name="Table_20_Contents">
      <style:paragraph-properties fo:margin-top="0cm" fo:margin-bottom="0.12cm" style:contextual-spacing="false"/>
      <style:text-properties style:font-name="sans-serif" fo:font-size="10pt"/>
    </style:style>
    <style:style style:name="P25" style:family="paragraph" style:parent-style-name="Table_20_Contents">
      <style:paragraph-properties fo:margin-top="0cm" fo:margin-bottom="0.12cm" style:contextual-spacing="false"/>
      <style:text-properties style:font-name="sans-serif" fo:font-size="10pt" officeooo:paragraph-rsid="000f3c88"/>
    </style:style>
    <style:style style:name="T1" style:family="text">
      <style:text-properties style:font-name="sans-serif" fo:font-size="10pt"/>
    </style:style>
    <style:style style:name="T2" style:family="text">
      <style:text-properties fo:font-size="7.30000019073486pt" fo:font-style="normal" fo:font-weight="normal"/>
    </style:style>
    <style:style style:name="T3" style:family="text">
      <style:text-properties fo:font-variant="normal" fo:text-transform="none" fo:color="#000000" loext:opacity="100%" style:font-name="sans-serif" fo:font-size="7.30000019073486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sans-serif" fo:font-size="11pt" fo:letter-spacing="normal" fo:font-style="normal" fo:font-weight="normal" style:font-size-asian="11pt" style:font-size-complex="11pt"/>
    </style:style>
    <style:style style:name="T5" style:family="text">
      <style:text-properties fo:font-variant="normal" fo:text-transform="none" fo:color="#000000" loext:opacity="100%" style:font-name="sans-serif" fo:font-size="11pt" fo:letter-spacing="normal" fo:font-style="normal" fo:font-weight="normal" officeooo:rsid="000dc7f1" style:font-size-asian="11pt" style:font-size-complex="11pt"/>
    </style:style>
    <style:style style:name="T6" style:family="text">
      <style:text-properties fo:font-variant="normal" fo:text-transform="none" fo:color="#000000" loext:opacity="100%" style:font-name="sans-serif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fo:color="#800080" loext:opacity="100%" style:font-name="sans-serif" fo:font-size="7.30000019073486pt" fo:letter-spacing="normal" fo:font-style="normal" fo:font-weight="normal"/>
    </style:style>
    <style:style style:name="T8" style:family="text">
      <style:text-properties fo:font-variant="normal" fo:text-transform="none" fo:color="#800080" loext:opacity="100%" style:font-name="sans-serif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666666" loext:opacity="100%" style:font-name="Courier New" fo:font-size="11pt" fo:letter-spacing="normal" fo:font-style="normal" fo:font-weight="bold" style:font-size-asian="11pt" style:font-size-complex="11pt"/>
    </style:style>
    <style:style style:name="T10" style:family="text">
      <style:text-properties fo:color="#666666" loext:opacity="100%" style:font-name="Courier New" fo:font-weight="bold"/>
    </style:style>
    <style:style style:name="T11" style:family="text">
      <style:text-properties officeooo:rsid="000c8da4"/>
    </style:style>
    <style:style style:name="T12" style:family="text">
      <style:text-properties style:font-name="Liberation Mono1"/>
    </style:style>
    <style:style style:name="T13" style:family="text">
      <style:text-properties officeooo:rsid="000f3c88"/>
    </style:style>
    <style:style style:name="T14" style:family="text">
      <style:text-properties fo:color="#808080" loext:opacity="100%" style:font-name="Liberation Mono1" fo:font-weight="bold" style:font-weight-asian="bold" style:font-weight-complex="bold"/>
    </style:style>
    <style:style style:name="T15" style:family="text">
      <style:text-properties style:font-name="Liberation Sans"/>
    </style:style>
    <style:style style:name="T16" style:family="text">
      <style:text-properties style:font-name="Liberation Sans" officeooo:rsid="000f3c88"/>
    </style:style>
    <style:style style:name="T17" style:family="text">
      <style:text-properties fo:color="#000080" loext:opacity="100%"/>
    </style:style>
    <style:style style:name="T18" style:family="text">
      <style:text-properties fo:color="#000080" loext:opacity="100%" officeooo:rsid="000f3c88"/>
    </style:style>
    <style:style style:name="T19" style:family="text">
      <style:text-properties officeooo:rsid="00107a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 table:style-name="TableLine140203583567936">
          <table:table-cell table:style-name="Table1.A1" office:value-type="string">
            <text:p text:style-name="P18"><text:span text:style-name="T12">is.finite</text:span> {<text:span text:style-name="T12">base</text:span>}</text:p>
          </table:table-cell>
          <table:table-cell table:style-name="Table1.A1" office:value-type="string">
            <text:p text:style-name="P23">Documentación de R 4.1.1</text:p>
          </table:table-cell>
        </table:table-row>
      </table:table>
      <text:h text:style-name="P7" text:outline-level="2">Finite, Infinite and NaN Numbers</text:h>
      <text:p text:style-name="P6">Números finitos, infinitos y valores no numéricos</text:p>
      <text:h text:style-name="P1" text:outline-level="3">Descrip<text:span text:style-name="T13">ción</text:span></text:h>
      <text:p text:style-name="P15"><text:span text:style-name="Source_20_Text"><text:span text:style-name="T4">is.finite</text:span></text:span><text:span text:style-name="T4"> and </text:span><text:span text:style-name="Source_20_Text"><text:span text:style-name="T4">is.infinite</text:span></text:span><text:span text:style-name="T4"> return a vector of the same length as </text:span><text:span text:style-name="Source_20_Text"><text:span text:style-name="T4">x</text:span></text:span><text:span text:style-name="T4">, indicating which elements are finite (not infinite and not missing) or infinite.</text:span></text:p>
      <text:p text:style-name="P8"><text:span text:style-name="T16">Las funciones</text:span><text:span text:style-name="T15"> </text:span><text:span text:style-name="T12">is.finite()</text:span><text:span text:style-name="T15"> e </text:span><text:span text:style-name="T12">is.infinite()</text:span> devolverán un vector de la misma longitud que <text:span text:style-name="T13">el objeto evaluado en el argumento</text:span> <text:span text:style-name="T12">x</text:span>, <text:span text:style-name="T19">las cuales</text:span> indicará<text:span text:style-name="T19">n</text:span> qué elementos son finitos (<text:span text:style-name="T13">es decir, </text:span>no infinitos y no faltantes) o infinitos, <text:span text:style-name="T19">respectivamente</text:span>.</text:p>
      <text:p text:style-name="P15"><text:span text:style-name="Source_20_Text"><text:span text:style-name="T4">Inf</text:span></text:span><text:span text:style-name="T4"> and </text:span><text:span text:style-name="Source_20_Text"><text:span text:style-name="T4">-Inf</text:span></text:span><text:span text:style-name="T4"> are positive and negative infinity whereas </text:span><text:span text:style-name="Source_20_Text"><text:span text:style-name="T4">NaN</text:span></text:span><text:span text:style-name="T4"> means ‘Not a Number’. (These apply to numeric values and real and imaginary parts of complex values but not to values of integer vectors.) </text:span><text:span text:style-name="Source_20_Text"><text:span text:style-name="T4">Inf</text:span></text:span><text:span text:style-name="T4"> and </text:span><text:span text:style-name="Source_20_Text"><text:span text:style-name="T4">NaN</text:span></text:span><text:span text:style-name="T4"> are </text:span><text:a xlink:type="simple" xlink:href="http://127.0.0.1:34430/help/library/base/help/reserved" text:style-name="Internet_20_link" text:visited-style-name="Visited_20_Internet_20_Link"><text:span text:style-name="T8">reserved</text:span></text:a><text:span text:style-name="T4"> words in the </text:span><text:span text:style-name="T9">R</text:span><text:span text:style-name="T4"> language.</text:span></text:p>
      <text:p text:style-name="P8"><text:span text:style-name="T16">Las constantes</text:span><text:span text:style-name="T15"> </text:span><text:span text:style-name="T12">Inf</text:span> e <text:span text:style-name="T12">-Inf</text:span><text:span text:style-name="T13"> representan</text:span> <text:span text:style-name="T13">a</text:span>l infinito positivo y negativo, <text:span text:style-name="T13">respectivamente,</text:span> mientras que <text:span text:style-name="T12">NaN</text:span> <text:span text:style-name="T13">es la constante para representar valores no numéricos que resulten de operaciones matemáticas no definidas</text:span>. Est<text:span text:style-name="T13">a</text:span>s <text:span text:style-name="T13">constantes</text:span> <text:span text:style-name="T13">son válidas</text:span> <text:span text:style-name="T13">para vectores</text:span> numéricos y <text:span text:style-name="T13">para</text:span> las partes reales e imaginarias de <text:span text:style-name="T13">los vectores</text:span> complejos pero no <text:span text:style-name="T13">en</text:span> vectores enteros. <text:span text:style-name="T13">Del mismo modo,</text:span> <text:span text:style-name="T12">Inf</text:span> y <text:span text:style-name="T12">NaN</text:span> son palabras reservadas del lenguaje <text:span text:style-name="T14">R</text:span>.</text:p>
      <text:h text:style-name="P2" text:outline-level="3">Forma de uso o sintaxis</text:h>
      <text:p text:style-name="P12">is.finite(x)</text:p>
      <text:p text:style-name="P13">is.infinite(x)</text:p>
      <text:p text:style-name="P13">is.nan(x)</text:p>
      <text:p text:style-name="P19"/>
      <text:p text:style-name="P13">Inf</text:p>
      <text:p text:style-name="P14">NaN</text:p>
      <text:h text:style-name="P1" text:outline-level="3">Argument<text:span text:style-name="T11">o</text:span>s</text:h>
      <table:table table:name="Table2" table:style-name="Table2">
        <table:table-column table:style-name="Table2.A"/>
        <table:table-column table:style-name="Table2.B"/>
        <table:table-row table:style-name="TableLine140203651694288">
          <table:table-cell table:style-name="Table2.A1" office:value-type="string">
            <text:p text:style-name="Table_20_Contents"><text:span text:style-name="Source_20_Text"><text:span text:style-name="T1">x</text:span></text:span></text:p>
          </table:table-cell>
          <table:table-cell table:style-name="Table2.B1" office:value-type="string">
            <text:p text:style-name="P25"><text:span text:style-name="T13">Un objeto de R para ser verificado. Los métodos predeterminados </text:span><text:span text:style-name="T19">funcionan con</text:span><text:span text:style-name="T13"> </text:span><text:span text:style-name="T18">vectores atómicos</text:span><text:span text:style-name="T13">. </text:span></text:p>
          </table:table-cell>
        </table:table-row>
        <table:table-row table:style-name="TableLine140203651694288">
          <table:table-cell table:style-name="Table2.A1" office:value-type="string">
            <text:p text:style-name="Table_20_Contents"/>
          </table:table-cell>
          <table:table-cell table:style-name="Table2.B1" office:value-type="string">
            <text:p text:style-name="P24"/>
          </table:table-cell>
        </table:table-row>
      </table:table>
      <text:h text:style-name="P1" text:outline-level="3">Deta<text:span text:style-name="T11">lles</text:span></text:h>
      <text:p text:style-name="P15"><text:span text:style-name="Source_20_Text"><text:span text:style-name="T4">is.finite</text:span></text:span><text:span text:style-name="T4"> returns a vector of the same length as </text:span><text:span text:style-name="Source_20_Text"><text:span text:style-name="T4">x</text:span></text:span><text:span text:style-name="T4"> the jth element of which is </text:span><text:span text:style-name="Source_20_Text"><text:span text:style-name="T4">TRUE</text:span></text:span><text:span text:style-name="T4"> if </text:span><text:span text:style-name="Source_20_Text"><text:span text:style-name="T4">x[j]</text:span></text:span><text:span text:style-name="T4"> is finite (i.e., it is not one of the values </text:span><text:span text:style-name="Source_20_Text"><text:span text:style-name="T4">NA</text:span></text:span><text:span text:style-name="T4">, </text:span><text:span text:style-name="Source_20_Text"><text:span text:style-name="T4">NaN</text:span></text:span><text:span text:style-name="T4">, </text:span><text:span text:style-name="Source_20_Text"><text:span text:style-name="T4">Inf</text:span></text:span><text:span text:style-name="T4"> or </text:span><text:span text:style-name="Source_20_Text"><text:span text:style-name="T4">-Inf</text:span></text:span><text:span text:style-name="T4">) and </text:span><text:span text:style-name="Source_20_Text"><text:span text:style-name="T4">FALSE</text:span></text:span><text:span text:style-name="T4"> otherwise. Complex numbers are finite if both the real and imaginary parts are.</text:span></text:p>
      <text:p text:style-name="P21"><text:soft-page-break/>is.finite devolverá un vector de la misma longitud que el objeto del argumento x el j-ésimo elemento del cual será verdadero si x[j] es finito, es decir, no es un valor no disponible, no numérico o más o menos infinito. Devolverá el valor lógico falso de lo contrario. Los números complejos serán considerados finitos si tanto su parte real como imaginaria cumplen con estas condiciones.</text:p>
      <text:p text:style-name="P15"><text:span text:style-name="Source_20_Text"><text:span text:style-name="T4">is.infinite</text:span></text:span><text:span text:style-name="T4"> returns a vector of the same length as </text:span><text:span text:style-name="Source_20_Text"><text:span text:style-name="T4">x</text:span></text:span><text:span text:style-name="T4"> the jth element of which is </text:span><text:span text:style-name="Source_20_Text"><text:span text:style-name="T4">TRUE</text:span></text:span><text:span text:style-name="T4"> if </text:span><text:span text:style-name="Source_20_Text"><text:span text:style-name="T4">x[j]</text:span></text:span><text:span text:style-name="T4"> is infinite (i.e., equal to one of </text:span><text:span text:style-name="Source_20_Text"><text:span text:style-name="T4">Inf</text:span></text:span><text:span text:style-name="T4"> or </text:span><text:span text:style-name="Source_20_Text"><text:span text:style-name="T4">-Inf</text:span></text:span><text:span text:style-name="T4">) and </text:span><text:span text:style-name="Source_20_Text"><text:span text:style-name="T4">FALSE</text:span></text:span><text:span text:style-name="T4"> otherwise. This will be false unless </text:span><text:span text:style-name="Source_20_Text"><text:span text:style-name="T4">x</text:span></text:span><text:span text:style-name="T4"> is numeric or complex. Complex numbers are infinite if either the real or the imaginary part is.</text:span></text:p>
      <text:p text:style-name="P21">is.infinite devolverá un vector de la misma extensión que el objeto del argumento x el j-ésimo elemento del cual será verdadero si x[j] es infinito, es decir, igual a más o menos infinito, y devolverá el valor lógico falso en caso contrario. La función devolverá el valor lógico falso a menos que el argumento x sea de tipo numérico o complejo. Los números complejos serán infinitos si alguna de sus partes reales o imaginarias tienen un valor infinito.</text:p>
      <text:p text:style-name="P15"><text:span text:style-name="Source_20_Text"><text:span text:style-name="T4">is.nan</text:span></text:span><text:span text:style-name="T4"> tests if a numeric value is </text:span><text:span text:style-name="Source_20_Text"><text:span text:style-name="T4">NaN</text:span></text:span><text:span text:style-name="T4">. Do not test equality to </text:span><text:span text:style-name="Source_20_Text"><text:span text:style-name="T4">NaN</text:span></text:span><text:span text:style-name="T4">, or even use </text:span><text:a xlink:type="simple" xlink:href="http://127.0.0.1:34430/help/library/base/help/identical" text:style-name="Internet_20_link" text:visited-style-name="Visited_20_Internet_20_Link"><text:span text:style-name="Source_20_Text"><text:span text:style-name="T8">identical</text:span></text:span></text:a><text:span text:style-name="T4">, since systems typically have many different NaN values. One of these is used for the numeric missing value </text:span><text:span text:style-name="Source_20_Text"><text:span text:style-name="T4">NA</text:span></text:span><text:span text:style-name="T4">, and </text:span><text:span text:style-name="Source_20_Text"><text:span text:style-name="T4">is.nan</text:span></text:span><text:span text:style-name="T4"> is false for that value. A complex number is regarded as </text:span><text:span text:style-name="Source_20_Text"><text:span text:style-name="T4">NaN</text:span></text:span><text:span text:style-name="T4"> if either the real or imaginary part is </text:span><text:span text:style-name="Source_20_Text"><text:span text:style-name="T4">NaN</text:span></text:span><text:span text:style-name="T4"> but not </text:span><text:span text:style-name="Source_20_Text"><text:span text:style-name="T4">NA</text:span></text:span><text:span text:style-name="T4">. All elements of logical, integer and raw vectors are considered not to be NaN.</text:span></text:p>
      <text:p text:style-name="P21">is.nan() verificará si un elemento es un valor no numérico. No verificará la igualdad con valores no numéricos, o incluso</text:p>
      <text:p text:style-name="P15"><text:span text:style-name="T4">All three functions accept </text:span><text:span text:style-name="Source_20_Text"><text:span text:style-name="T4">NULL</text:span></text:span><text:span text:style-name="T4"> as input and return a length zero result. The default methods accept character and raw vectors, and return </text:span><text:span text:style-name="Source_20_Text"><text:span text:style-name="T4">FALSE</text:span></text:span><text:span text:style-name="T4"> for all entries. Prior to </text:span><text:span text:style-name="T9">R</text:span><text:span text:style-name="T4"> version 2.14.0 they accepted all input, returning </text:span><text:span text:style-name="Source_20_Text"><text:span text:style-name="T4">FALSE</text:span></text:span><text:span text:style-name="T4"> for most non-numeric values; cases which are not atomic vectors are now signalled as errors.</text:span></text:p>
      <text:p text:style-name="P20"><text:span text:style-name="T4">Estas tres funciones aceptarán el valor nulo como valor de entrada y devolverán un resultado de longitud cero. Los métodos predeterminados aceptarán los vectores crudos y carácter, y devolverán el valor lógico falso para todos los elementos del vector. Previo a la versión 2.14.0 de R las funciones aceptaban todos los tipos de valores de entrada, y devolvían el valor lógico falso para la mayoría de valor no numéricos. Desde entonces, los casos en los que se evalúe a vectores no atómicos serán </text:span><text:span text:style-name="T5">indicados como errores.</text:span><text:span text:style-name="T4"> </text:span></text:p>
      <text:p text:style-name="P15"><text:span text:style-name="T4">All three functions are generic: you can write methods to handle specific classes of objects, see </text:span><text:a xlink:type="simple" xlink:href="http://127.0.0.1:34430/help/library/base/help/InternalMethods" text:style-name="Internet_20_link" text:visited-style-name="Visited_20_Internet_20_Link"><text:span text:style-name="T8">InternalMethods</text:span></text:a><text:span text:style-name="T4">.</text:span></text:p>
      <text:p text:style-name="P10">Las tres funciones son genéricas, lo que implica que se le pueden programar nuevos métodos para manejar clases específicas de objetos. Véase Métodos Internos.</text:p>
      <text:h text:style-name="P1" text:outline-level="3">Value</text:h>
      <text:p text:style-name="P15"><text:span text:style-name="T4">A logical vector of the same length as </text:span><text:span text:style-name="Source_20_Text"><text:span text:style-name="T4">x</text:span></text:span><text:span text:style-name="T4">: </text:span><text:span text:style-name="Source_20_Text"><text:span text:style-name="T4">dim</text:span></text:span><text:span text:style-name="T4">, </text:span><text:span text:style-name="Source_20_Text"><text:span text:style-name="T4">dimnames</text:span></text:span><text:span text:style-name="T4"> and </text:span><text:span text:style-name="Source_20_Text"><text:span text:style-name="T4">names</text:span></text:span><text:span text:style-name="T4"> attributes are preserved.</text:span></text:p>
      <text:p text:style-name="P10">Un vector lógico de la misma longitud que el argumento x. Se preservarán los atributos de dimensiones, nombres de dimensiones y nombres.</text:p>
      <text:h text:style-name="P1" text:outline-level="3"><text:soft-page-break/>Note</text:h>
      <text:p text:style-name="P15"><text:span text:style-name="T4">In </text:span><text:span text:style-name="T9">R</text:span><text:span text:style-name="T4">, basically all mathematical functions (including basic </text:span><text:a xlink:type="simple" xlink:href="http://127.0.0.1:34430/help/library/base/help/Arithmetic" text:style-name="Internet_20_link" text:visited-style-name="Visited_20_Internet_20_Link"><text:span text:style-name="Source_20_Text"><text:span text:style-name="T8">Arithmetic</text:span></text:span></text:a><text:span text:style-name="T4">), are supposed to work properly with </text:span><text:span text:style-name="Source_20_Text"><text:span text:style-name="T4">+/- Inf</text:span></text:span><text:span text:style-name="T4"> and </text:span><text:span text:style-name="Source_20_Text"><text:span text:style-name="T4">NaN</text:span></text:span><text:span text:style-name="T4"> as input or output.</text:span></text:p>
      <text:p text:style-name="P10">En R, básicamente todas las funciones matemáticas, incluyendo aquellas de aritmética básica, funcionarán adecuadamente con valores de más y menos infinito y con valores no numéricos como valores de entrada o de salida.</text:p>
      <text:p text:style-name="P15"><text:span text:style-name="T4">The basic rule should be that calls and relations with </text:span><text:span text:style-name="Source_20_Text"><text:span text:style-name="T4">Inf</text:span></text:span><text:span text:style-name="T4">s really are statements with a proper mathematical </text:span><text:span text:style-name="Emphasis"><text:span text:style-name="T4">limit</text:span></text:span><text:span text:style-name="T4">.</text:span></text:p>
      <text:p text:style-name="P10">La regla básica es que las llamadas y relaciones con valores infinitos en realidad son declaraciones con un límite matemático propio.</text:p>
      <text:p text:style-name="P15"><text:span text:style-name="T4">Computations involving </text:span><text:span text:style-name="Source_20_Text"><text:span text:style-name="T4">NaN</text:span></text:span><text:span text:style-name="T4"> will return </text:span><text:span text:style-name="Source_20_Text"><text:span text:style-name="T4">NaN</text:span></text:span><text:span text:style-name="T4"> or perhaps </text:span><text:a xlink:type="simple" xlink:href="http://127.0.0.1:34430/help/library/base/help/NA" text:style-name="Internet_20_link" text:visited-style-name="Visited_20_Internet_20_Link"><text:span text:style-name="Source_20_Text"><text:span text:style-name="T8">NA</text:span></text:span></text:a><text:span text:style-name="T4">: which of those two is not guaranteed and may depend on the </text:span><text:span text:style-name="T9">R</text:span><text:span text:style-name="T4"> platform (since compilers may re-order computations).</text:span></text:p>
      <text:p text:style-name="P10">Los cálculos que involucren al valor no numérico devolverán un valor no numérico o tal vez un valor no disponible. El resultado no está garantizado y dependerá de la plataforma en la que R esté implementado ya que los compiladores podrían reordenar los cálculos.</text:p>
      <text:h text:style-name="P1" text:outline-level="3">References</text:h>
      <text:p text:style-name="P9">The IEC 60559 standard, also known as the ANSI/IEEE 754 Floating-Point Standard.</text:p>
      <text:p text:style-name="P10">El estándar ISO/IEC 60559, también conocido como el estándar de Aritmética de Punto Flotante ANSI/IEEE 754 </text:p>
      <text:p text:style-name="P15"><text:a xlink:type="simple" xlink:href="https://en.wikipedia.org/wiki/NaN" text:style-name="Internet_20_link" text:visited-style-name="Visited_20_Internet_20_Link"><text:span text:style-name="T8">https://en.wikipedia.org/wiki/NaN</text:span></text:a><text:span text:style-name="T4">.</text:span></text:p>
      <text:p text:style-name="P15"><text:span text:style-name="T4">D. Goldberg (1991). What Every Computer Scientist Should Know about Floating-Point Arithmetic. </text:span><text:span text:style-name="Emphasis"><text:span text:style-name="T4">ACM Computing Surveys</text:span></text:span><text:span text:style-name="T4">, </text:span><text:span text:style-name="T6">23</text:span><text:span text:style-name="T4">(1), 5–48. doi: </text:span><text:a xlink:type="simple" xlink:href="https://doi.org/10.1145/103162.103163" text:style-name="Internet_20_link" text:visited-style-name="Visited_20_Internet_20_Link"><text:span text:style-name="T8">10.1145/103162.103163</text:span></text:a><text:span text:style-name="T4">. <text:line-break/></text:span><text:span text:style-name="T5">También disponible en: </text:span><text:span text:style-name="T4"> </text:span><text:a xlink:type="simple" xlink:href="https://docs.oracle.com/cd/E19957-01/806-3568/ncg_goldberg.html" text:style-name="Internet_20_link" text:visited-style-name="Visited_20_Internet_20_Link"><text:span text:style-name="T8">https://docs.oracle.com/cd/E19957-01/806-3568/ncg_goldberg.html</text:span></text:a><text:span text:style-name="T4">.</text:span></text:p>
      <text:p text:style-name="P15"><text:span text:style-name="T4">The C99 function </text:span><text:span text:style-name="Source_20_Text"><text:span text:style-name="T4">isfinite</text:span></text:span><text:span text:style-name="T4"> is used for </text:span><text:span text:style-name="Source_20_Text"><text:span text:style-name="T4">is.finite</text:span></text:span><text:span text:style-name="T4">.</text:span></text:p>
      <text:p text:style-name="P10">La función de C99 isfinite es utilizada para la función de R is.finite()</text:p>
      <text:h text:style-name="P1" text:outline-level="3">See Also</text:h>
      <text:p text:style-name="P15"><text:a xlink:type="simple" xlink:href="http://127.0.0.1:34430/help/library/base/help/NA" text:style-name="Internet_20_link" text:visited-style-name="Visited_20_Internet_20_Link"><text:span text:style-name="Source_20_Text"><text:span text:style-name="T8">NA</text:span></text:span></text:a><text:span text:style-name="T4">, ‘</text:span><text:span text:style-name="Emphasis"><text:span text:style-name="T4">Not Available</text:span></text:span><text:span text:style-name="T4">’ which is not a number as well, however usually used for missing values and applies to many modes, not just numeric and complex.</text:span></text:p>
      <text:p text:style-name="P10">NA, ‘No Disponible’ que tampoco es considerado un número, sin emabrgo será utilizado usualmente para valores perdidos y puede ser aplicado para varios tipos de datos, no sólo para los valores numéricos y complejos.</text:p>
      <text:p text:style-name="P15"><text:a xlink:type="simple" xlink:href="http://127.0.0.1:34430/help/library/base/help/Arithmetic" text:style-name="Internet_20_link" text:visited-style-name="Visited_20_Internet_20_Link"><text:span text:style-name="Source_20_Text"><text:span text:style-name="T8">Arithmetic</text:span></text:span></text:a><text:span text:style-name="T4">, </text:span><text:a xlink:type="simple" xlink:href="http://127.0.0.1:34430/help/library/base/help/double" text:style-name="Internet_20_link" text:visited-style-name="Visited_20_Internet_20_Link"><text:span text:style-name="Source_20_Text"><text:span text:style-name="T8">double</text:span></text:span></text:a><text:span text:style-name="T4">.</text:span></text:p>
      <text:h text:style-name="P1" text:outline-level="3">Examples</text:h>
      <text:p text:style-name="P3">pi / 0 ## = Inf a non-zero number divided by zero creates infinity</text:p>
      <text:p text:style-name="P4">0 / 0 <text:s/>## = <text:s/>NaN</text:p>
      <text:p text:style-name="P17"/>
      <text:p text:style-name="P4">1/0 + 1/0 # Inf</text:p>
      <text:p text:style-name="P4"><text:soft-page-break/>1/0 - 1/0 # NaN</text:p>
      <text:p text:style-name="P17"/>
      <text:p text:style-name="P4">stopifnot(</text:p>
      <text:p text:style-name="P11"><text:s text:c="4"/><text:span text:style-name="T2">1/0 == Inf,</text:span></text:p>
      <text:p text:style-name="P11"><text:s text:c="4"/><text:span text:style-name="T2">1/Inf == 0</text:span></text:p>
      <text:p text:style-name="P4">)</text:p>
      <text:p text:style-name="P4">sin(Inf)</text:p>
      <text:p text:style-name="P4">cos(Inf)</text:p>
      <text:p text:style-name="P5">tan(Inf)</text:p>
      <text:p text:style-name="Horizontal_20_Line"/>
      <text:p text:style-name="P16"><text:span text:style-name="T3">[Package </text:span><text:span text:style-name="Emphasis"><text:span text:style-name="T3">base</text:span></text:span><text:span text:style-name="T3"> version 4.0.5 </text:span><text:a xlink:type="simple" xlink:href="http://127.0.0.1:34430/help/library/base/html/00Index.html" text:style-name="Internet_20_link" text:visited-style-name="Visited_20_Internet_20_Link"><text:span text:style-name="T7">Index</text:span></text:a><text:span text:style-name="T3">]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ourier New" svg:font-family="'Courier New', Courier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6-05T22:03:48.614485821</meta:creation-date>
    <dc:date>2021-09-16T13:53:21.036937824</dc:date>
    <meta:editing-duration>PT17M15S</meta:editing-duration>
    <meta:editing-cycles>4</meta:editing-cycles>
    <meta:generator>LibreOffice/7.2.0.4$MacOSX_X86_64 LibreOffice_project/9a9c6381e3f7a62afc1329bd359cc48accb6435b</meta:generator>
    <meta:document-statistic meta:table-count="2" meta:image-count="0" meta:object-count="0" meta:page-count="4" meta:paragraph-count="63" meta:word-count="1134" meta:character-count="6877" meta:non-whitespace-character-count="5792"/>
  </office:meta>
</office:document-meta>
</file>